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466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9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8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7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7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9" office:value-type="string">
            <text:p>Large scale def.: [Fowler, 2002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8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10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table:style-name="ce10" office:value-type="string">
            <text:p>Definition on large scal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10" office:value-type="string">
            <text:p>Agile adoption research in general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8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10484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25.09.2013</text:date>, <text:time>17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9-25T17:39:52.72</dc:date>
    <meta:editing-duration>P9DT15M39S</meta:editing-duration>
    <meta:editing-cycles>948</meta:editing-cycles>
    <meta:printed-by>Kim Dikert</meta:printed-by>
    <meta:print-date>2013-05-15T00:23:21</meta:print-date>
    <meta:document-statistic meta:table-count="2" meta:cell-count="2386" meta:object-count="0"/>
  </office:meta>
</office:document-meta>
</file>